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1953in" svg:y="0.428in">
            <draw:object draw:notify-on-update-of-ranges="Sheet1.A2:Sheet1.A14 Sheet1.B2:Sheet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ngle (Degrees)</text:p>
          </table:table-cell>
          <table:table-cell office:value-type="string">
            <text:p>Voltag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.9">
            <text:p>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4:26:30.68</meta:creation-date>
    <dc:date>2013-01-26T14:48:57.29</dc:date>
    <meta:editing-duration>PT7M6S</meta:editing-duration>
    <meta:editing-cycles>1</meta:editing-cycles>
    <meta:document-statistic meta:table-count="1" meta:cell-count="28" meta:object-count="1"/>
    <meta:generator>LibreOffice/3.6$Windows_x86 LibreOffice_project/2ef5aff-a6fb0ff-166bdff-cf087ad-0f13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Sheet1.A2:Sheet1.B14" svg:x="0.77cm" svg:y="0.855cm" svg:width="12.327cm" svg:height="7.545cm">
          <chartooo:coordinate-region svg:x="1.206cm" svg:y="1.068cm" svg:width="11.61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class="chart:scatter">
            <chart:domain table:cell-range-address="Sheet1.A2:Sheet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">
                <text:p>13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">
                <text:p>22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